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f88ee"/>
    </style:style>
    <style:style style:name="T2" style:family="text">
      <style:text-properties officeooo:rsid="0021131c"/>
    </style:style>
    <style:style style:name="T3" style:family="text">
      <style:text-properties officeooo:rsid="00230009"/>
    </style:style>
    <style:style style:name="T4" style:family="text">
      <style:text-properties officeooo:rsid="0024a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an Kelly</text:p>
      <text:p text:style-name="Preformatted_20_Text">Cosc 4785</text:p>
      <text:p text:style-name="Preformatted_20_Text"/>
      <text:p text:style-name="Preformatted_20_Text">Lexical Errors:</text:p>
      <text:p text:style-name="Preformatted_20_Text"/>
      <text:p text:style-name="Preformatted_20_Text">Lexical errors are output in the form:</text:p>
      <text:p text:style-name="Preformatted_20_Text"><text:tab/>ER_WD/ER_CH lexical error. Col: column, Line: line, Value</text:p>
      <text:p text:style-name="Preformatted_20_Text">This is because the lexical errors are all handled in the same way.</text:p>
      <text:p text:style-name="Preformatted_20_Text"/>
      <text:p text:style-name="Preformatted_20_Text"/>
      <text:p text:style-name="Preformatted_20_Text">Syntactic Errors:</text:p>
      <text:p text:style-name="Preformatted_20_Text"/>
      <text:p text:style-name="Preformatted_20_Text"><text:tab/>In <text:span text:style-name="T1">elements</text:span>, report<text:span text:style-name="T3">s</text:span> error for <text:span text:style-name="T1">a bad expression followed by a semicolon. I chose this because it’s a generic ‘catch all’ for expressions.</text:span></text:p>
      <text:p text:style-name="Preformatted_20_Text"><text:tab/><text:span text:style-name="T3">In elements, reports error for an expression followed by an error. This is supposed to report a missing semicolon.</text:span></text:p>
      <text:p text:style-name="Preformatted_20_Text"/>
      <text:p text:style-name="Preformatted_20_Text"><text:tab/><text:span text:style-name="T2">In vardec, report</text:span><text:span text:style-name="T3">s</text:span><text:span text:style-name="T2"> error for bad type, </text:span><text:span text:style-name="T3">multibracket error,</text:span><text:span text:style-name="T2"> or </text:span><text:span text:style-name="T3">bad </text:span><text:span text:style-name="T2">ID followed by an ID and semicolon. </text:span><text:span text:style-name="T3">I chose this to report any error that precedes an ID followed by a semicolon because it catches any bad variable declarations.</text:span></text:p>
      <text:p text:style-name="Preformatted_20_Text"/>
      <text:p text:style-name="Preformatted_20_Text"><text:tab/><text:span text:style-name="T4">In newexp, reports error for anything bad that comes after NEW. I chose to do this because it catches anything wrong that is supposed to be a new express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10-16T11:41:54.766222294</dc:date>
    <meta:editing-duration>PT9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47" meta:character-count="853" meta:non-whitespace-character-count="712"/>
  </office:meta>
</office:document-meta>
</file>